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meta.xml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965in"/>
    </style:style>
    <style:style style:name="co3" style:family="table-column">
      <style:table-column-properties fo:break-before="auto" style:column-width="1.1146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8in" svg:height="3.5429in" svg:x="8.213in" svg:y="1.4823in">
            <draw:object draw:notify-on-update-of-ranges="Sheet1.B1:Sheet1.H1 Sheet1.A2:Sheet1.A2 Sheet1.B2:Sheet1.H2 Sheet1.A3:Sheet1.A3 Sheet1.B3:Sheet1.H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6.2988in" svg:height="3.5429in" svg:x="1.4161in" svg:y="2.5594in">
            <draw:object draw:notify-on-update-of-ranges="Sheet1.B1:Sheet1.H1 Sheet1.B4:Sheet1.H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STL</text:p>
          </table:table-cell>
          <table:table-cell office:value-type="float" office:value="6.04815">
            <text:p>6.04815</text:p>
          </table:table-cell>
          <table:table-cell office:value-type="float" office:value="6.08882">
            <text:p>6.08882</text:p>
          </table:table-cell>
          <table:table-cell office:value-type="float" office:value="6.0908">
            <text:p>6.0908</text:p>
          </table:table-cell>
          <table:table-cell office:value-type="float" office:value="6.09319">
            <text:p>6.09319</text:p>
          </table:table-cell>
          <table:table-cell office:value-type="float" office:value="6.08945">
            <text:p>6.08945</text:p>
          </table:table-cell>
          <table:table-cell office:value-type="float" office:value="6.04059">
            <text:p>6.04059</text:p>
          </table:table-cell>
          <table:table-cell office:value-type="float" office:value="6.05796">
            <text:p>6.05796</text:p>
          </table:table-cell>
        </table:table-row>
        <table:table-row table:style-name="ro1">
          <table:table-cell office:value-type="string">
            <text:p>mergeSort</text:p>
          </table:table-cell>
          <table:table-cell office:value-type="float" office:value="6.69732">
            <text:p>6.69732</text:p>
          </table:table-cell>
          <table:table-cell office:value-type="float" office:value="3.40879">
            <text:p>3.40879</text:p>
          </table:table-cell>
          <table:table-cell office:value-type="float" office:value="2.37614">
            <text:p>2.37614</text:p>
          </table:table-cell>
          <table:table-cell office:value-type="float" office:value="1.3097">
            <text:p>1.3097</text:p>
          </table:table-cell>
          <table:table-cell office:value-type="float" office:value="0.698956">
            <text:p>0.698956</text:p>
          </table:table-cell>
          <table:table-cell office:value-type="float" office:value="0.617429">
            <text:p>0.617429</text:p>
          </table:table-cell>
          <table:table-cell office:value-type="float" office:value="0.630676">
            <text:p>0.630676</text:p>
          </table:table-cell>
        </table:table-row>
        <table:table-row table:style-name="ro1">
          <table:table-cell office:value-type="string">
            <text:p>speedup</text:p>
          </table:table-cell>
          <table:table-cell office:value-type="float" office:value="1">
            <text:p>1</text:p>
          </table:table-cell>
          <table:table-cell table:formula="of:=(6.69732)/[.C3]" office:value-type="float" office:value="1.96472061934">
            <text:p>1.9647206193</text:p>
          </table:table-cell>
          <table:table-cell table:formula="of:=(6.69732)/[.D3]" office:value-type="float" office:value="2.81857129630409">
            <text:p>2.8185712963</text:p>
          </table:table-cell>
          <table:table-cell table:formula="of:=(6.69732)/[.E3]" office:value-type="float" office:value="5.11362907536077">
            <text:p>5.1136290754</text:p>
          </table:table-cell>
          <table:table-cell table:formula="of:=(6.69732)/[.F3]" office:value-type="float" office:value="9.58189070556659">
            <text:p>9.5818907056</text:p>
          </table:table-cell>
          <table:table-cell table:formula="of:=(6.69732)/[.G3]" office:value-type="float" office:value="10.8471095461988">
            <text:p>10.8471095462</text:p>
          </table:table-cell>
          <table:table-cell table:formula="of:=(6.69732)/[.H3]" office:value-type="float" office:value="10.6192720192302">
            <text:p>10.6192720192</text:p>
          </table:table-cell>
        </table:table-row>
      </table:table>
      <table:table table:name="Sheet2" table:style-name="ta1">
        <table:shapes>
          <draw:frame draw:z-index="0" draw:style-name="gr1" svg:width="6.2988in" svg:height="3.5429in" svg:x="5.1543in" svg:y="3.0264in">
            <draw:object draw:notify-on-update-of-ranges="Sheet2.B1:Sheet2.H1 Sheet2.A7:Sheet2.A7 Sheet2.B7:Sheet2.H7 Sheet2.A8:Sheet2.A8 Sheet2.B8:Sheet2.H8 Sheet2.A9:Sheet2.A9 Sheet2.B9:Sheet2.H9 Sheet2.A10:Sheet2.A10 Sheet2.B10:Sheet2.H10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2" table:default-cell-style-name="Default"/>
        <table:table-column table:style-name="co1" table:number-columns-repeated="6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  <table:table-cell office:value-type="float" office:value="32">
            <text:p>32</text:p>
          </table:table-cell>
          <table:table-cell office:value-type="float" office:value="64">
            <text:p>64</text:p>
          </table:table-cell>
        </table:table-row>
        <table:table-row table:style-name="ro1">
          <table:table-cell office:value-type="string">
            <text:p>P1e6 (s)</text:p>
          </table:table-cell>
          <table:table-cell office:value-type="float" office:value="0.020002">
            <text:p>0.020002</text:p>
          </table:table-cell>
          <table:table-cell office:value-type="float" office:value="0.014093">
            <text:p>0.014093</text:p>
          </table:table-cell>
          <table:table-cell office:value-type="float" office:value="0.00953">
            <text:p>0.00953</text:p>
          </table:table-cell>
          <table:table-cell office:value-type="float" office:value="0.00648">
            <text:p>0.00648</text:p>
          </table:table-cell>
          <table:table-cell office:value-type="float" office:value="0.005949">
            <text:p>0.005949</text:p>
          </table:table-cell>
          <table:table-cell office:value-type="float" office:value="0.006707">
            <text:p>0.006707</text:p>
          </table:table-cell>
          <table:table-cell office:value-type="float" office:value="0.008148">
            <text:p>0.008148</text:p>
          </table:table-cell>
        </table:table-row>
        <table:table-row table:style-name="ro1">
          <table:table-cell office:value-type="string">
            <text:p>P1.6e7 (s)</text:p>
          </table:table-cell>
          <table:table-cell office:value-type="float" office:value="0.476924">
            <text:p>0.476924</text:p>
          </table:table-cell>
          <table:table-cell office:value-type="float" office:value="0.346767">
            <text:p>0.346767</text:p>
          </table:table-cell>
          <table:table-cell office:value-type="float" office:value="0.169982">
            <text:p>0.169982</text:p>
          </table:table-cell>
          <table:table-cell office:value-type="float" office:value="0.105211">
            <text:p>0.105211</text:p>
          </table:table-cell>
          <table:table-cell office:value-type="float" office:value="0.088385">
            <text:p>0.088385</text:p>
          </table:table-cell>
          <table:table-cell office:value-type="float" office:value="0.084164">
            <text:p>0.084164</text:p>
          </table:table-cell>
          <table:table-cell office:value-type="float" office:value="0.084636">
            <text:p>0.084636</text:p>
          </table:table-cell>
        </table:table-row>
        <table:table-row table:style-name="ro1">
          <table:table-cell office:value-type="string">
            <text:p>S1e6 (s)</text:p>
          </table:table-cell>
          <table:table-cell office:value-type="float" office:value="0.019443">
            <text:p>0.019443</text:p>
          </table:table-cell>
          <table:table-cell office:value-type="float" office:value="0.01929">
            <text:p>0.01929</text:p>
          </table:table-cell>
          <table:table-cell office:value-type="float" office:value="0.019275">
            <text:p>0.019275</text:p>
          </table:table-cell>
          <table:table-cell office:value-type="float" office:value="0.019678">
            <text:p>0.019678</text:p>
          </table:table-cell>
          <table:table-cell office:value-type="float" office:value="0.019338">
            <text:p>0.019338</text:p>
          </table:table-cell>
          <table:table-cell office:value-type="float" office:value="0.020088">
            <text:p>0.020088</text:p>
          </table:table-cell>
          <table:table-cell office:value-type="float" office:value="0.020198">
            <text:p>0.020198</text:p>
          </table:table-cell>
        </table:table-row>
        <table:table-row table:style-name="ro1">
          <table:table-cell office:value-type="string">
            <text:p>S1.6e7 (s)</text:p>
          </table:table-cell>
          <table:table-cell office:value-type="float" office:value="0.490106">
            <text:p>0.490106</text:p>
          </table:table-cell>
          <table:table-cell office:value-type="float" office:value="0.493729">
            <text:p>0.493729</text:p>
          </table:table-cell>
          <table:table-cell office:value-type="float" office:value="0.496225">
            <text:p>0.496225</text:p>
          </table:table-cell>
          <table:table-cell office:value-type="float" office:value="0.489926">
            <text:p>0.489926</text:p>
          </table:table-cell>
          <table:table-cell office:value-type="float" office:value="0.495914">
            <text:p>0.495914</text:p>
          </table:table-cell>
          <table:table-cell office:value-type="float" office:value="0.541973">
            <text:p>0.541973</text:p>
          </table:table-cell>
          <table:table-cell office:value-type="float" office:value="0.540443">
            <text:p>0.54044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P1e6</text:p>
          </table:table-cell>
          <table:table-cell table:formula="of:=1000000/[.B2]" office:value-type="float" office:value="49995000.49995">
            <text:p>49995000.49995</text:p>
          </table:table-cell>
          <table:table-cell table:formula="of:=1000000/[.C2]" office:value-type="float" office:value="70957212.8006812">
            <text:p>70957212.8006812</text:p>
          </table:table-cell>
          <table:table-cell table:formula="of:=1000000/[.D2]" office:value-type="float" office:value="104931794.333683">
            <text:p>104931794.333683</text:p>
          </table:table-cell>
          <table:table-cell table:formula="of:=1000000/[.E2]" office:value-type="float" office:value="154320987.654321">
            <text:p>154320987.654321</text:p>
          </table:table-cell>
          <table:table-cell table:formula="of:=1000000/[.F2]" office:value-type="float" office:value="168095478.231636">
            <text:p>168095478.231636</text:p>
          </table:table-cell>
          <table:table-cell table:formula="of:=1000000/[.G2]" office:value-type="float" office:value="149097957.357984">
            <text:p>149097957.357984</text:p>
          </table:table-cell>
          <table:table-cell table:formula="of:=1000000/[.H2]" office:value-type="float" office:value="122729504.172803">
            <text:p>122729504.172803</text:p>
          </table:table-cell>
        </table:table-row>
        <table:table-row table:style-name="ro1">
          <table:table-cell office:value-type="string">
            <text:p>P1.6e7</text:p>
          </table:table-cell>
          <table:table-cell table:formula="of:=16000000/[.B3]" office:value-type="float" office:value="33548322.1645377">
            <text:p>33548322.1645377</text:p>
          </table:table-cell>
          <table:table-cell table:formula="of:=16000000/[.C3]" office:value-type="float" office:value="46140492.0306719">
            <text:p>46140492.0306719</text:p>
          </table:table-cell>
          <table:table-cell table:formula="of:=16000000/[.D3]" office:value-type="float" office:value="94127613.5120189">
            <text:p>94127613.5120189</text:p>
          </table:table-cell>
          <table:table-cell table:formula="of:=16000000/[.E3]" office:value-type="float" office:value="152075353.337579">
            <text:p>152075353.337579</text:p>
          </table:table-cell>
          <table:table-cell table:formula="of:=16000000/[.F3]" office:value-type="float" office:value="181026192.227188">
            <text:p>181026192.227188</text:p>
          </table:table-cell>
          <table:table-cell table:formula="of:=16000000/[.G3]" office:value-type="float" office:value="190105033.030749">
            <text:p>190105033.030749</text:p>
          </table:table-cell>
          <table:table-cell table:formula="of:=16000000/[.H3]" office:value-type="float" office:value="189044850.890874">
            <text:p>189044850.890874</text:p>
          </table:table-cell>
        </table:table-row>
        <table:table-row table:style-name="ro1">
          <table:table-cell office:value-type="string">
            <text:p>S1e6</text:p>
          </table:table-cell>
          <table:table-cell table:formula="of:=1000000/[.B4]" office:value-type="float" office:value="51432392.1205575">
            <text:p>51432392.1205575</text:p>
          </table:table-cell>
          <table:table-cell table:formula="of:=1000000/[.C4]" office:value-type="float" office:value="51840331.7781234">
            <text:p>51840331.7781234</text:p>
          </table:table-cell>
          <table:table-cell table:formula="of:=1000000/[.D4]" office:value-type="float" office:value="51880674.4487678">
            <text:p>51880674.4487678</text:p>
          </table:table-cell>
          <table:table-cell table:formula="of:=1000000/[.E4]" office:value-type="float" office:value="50818172.5785141">
            <text:p>50818172.5785141</text:p>
          </table:table-cell>
          <table:table-cell table:formula="of:=1000000/[.F4]" office:value-type="float" office:value="51711655.807219">
            <text:p>51711655.807219</text:p>
          </table:table-cell>
          <table:table-cell table:formula="of:=1000000/[.G4]" office:value-type="float" office:value="49780963.7594584">
            <text:p>49780963.7594584</text:p>
          </table:table-cell>
          <table:table-cell table:formula="of:=1000000/[.H4]" office:value-type="float" office:value="49509852.4606397">
            <text:p>49509852.4606397</text:p>
          </table:table-cell>
        </table:table-row>
        <table:table-row table:style-name="ro1">
          <table:table-cell office:value-type="string">
            <text:p>S1.6e7</text:p>
          </table:table-cell>
          <table:table-cell table:formula="of:=16000000/[.B5]" office:value-type="float" office:value="32645999.0287815">
            <text:p>32645999.0287815</text:p>
          </table:table-cell>
          <table:table-cell table:formula="of:=16000000/[.C5]" office:value-type="float" office:value="32406441.5904271">
            <text:p>32406441.5904271</text:p>
          </table:table-cell>
          <table:table-cell table:formula="of:=16000000/[.D5]" office:value-type="float" office:value="32243437.9565721">
            <text:p>32243437.9565721</text:p>
          </table:table-cell>
          <table:table-cell table:formula="of:=16000000/[.E5]" office:value-type="float" office:value="32657993.2479599">
            <text:p>32657993.2479599</text:p>
          </table:table-cell>
          <table:table-cell table:formula="of:=16000000/[.F5]" office:value-type="float" office:value="32263658.6182282">
            <text:p>32263658.6182282</text:p>
          </table:table-cell>
          <table:table-cell table:formula="of:=16000000/[.G5]" office:value-type="float" office:value="29521765.844424">
            <text:p>29521765.844424</text:p>
          </table:table-cell>
          <table:table-cell table:formula="of:=16000000/[.H5]" office:value-type="float" office:value="29605342.2840151">
            <text:p>29605342.2840151</text:p>
          </table:table-cell>
        </table:table-row>
      </table:table>
      <table:table table:name="Sheet3" table:style-name="ta1">
        <table:shapes>
          <draw:frame draw:z-index="0" draw:style-name="gr1" svg:width="6.2988in" svg:height="3.5429in" svg:x="9.3142in" svg:y="4.0287in">
            <draw:object draw:notify-on-update-of-ranges="Sheet3.B1:Sheet3.E1 Sheet3.B1:Sheet3.E1 Sheet3.A2:Sheet3.A2 Sheet3.B2:Sheet3.E2 Sheet3.B1:Sheet3.E1 Sheet3.A3:Sheet3.A3 Sheet3.B3:Sheet3.E3 Sheet3.B1:Sheet3.E1 Sheet3.A4:Sheet3.A4 Sheet3.B4:Sheet3.E4 Sheet3.B1:Sheet3.E1 Sheet3.A5:Sheet3.A5 Sheet3.B5:Sheet3.E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1" draw:style-name="gr1" svg:width="6.2988in" svg:height="3.5429in" svg:x="5.1465in" svg:y="0.0646in">
            <draw:object draw:notify-on-update-of-ranges="Sheet3.B8:Sheet3.E8 Sheet3.B8:Sheet3.E8 Sheet3.A9:Sheet3.A9 Sheet3.B9:Sheet3.E9 Sheet3.B8:Sheet3.E8 Sheet3.A10:Sheet3.A10 Sheet3.B10:Sheet3.E10 Sheet3.B8:Sheet3.E8 Sheet3.A11:Sheet3.A11 Sheet3.B11:Sheet3.E11 Sheet3.B8:Sheet3.E8 Sheet3.A12:Sheet3.A12 Sheet3.B12:Sheet3.E1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>
            <text:p>1000x10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DAsync</text:p>
          </table:table-cell>
          <table:table-cell office:value-type="float" office:value="21.89">
            <text:p>21.89</text:p>
          </table:table-cell>
          <table:table-cell office:value-type="float" office:value="5.21">
            <text:p>5.21</text:p>
          </table:table-cell>
          <table:table-cell office:value-type="float" office:value="2.31">
            <text:p>2.31</text:p>
          </table:table-cell>
          <table:table-cell office:value-type="float" office:value="2.29">
            <text:p>2.29</text:p>
          </table:table-cell>
        </table:table-row>
        <table:table-row table:style-name="ro1">
          <table:table-cell office:value-type="string">
            <text:p>1DSync</text:p>
          </table:table-cell>
          <table:table-cell office:value-type="float" office:value="22.57">
            <text:p>22.57</text:p>
          </table:table-cell>
          <table:table-cell office:value-type="float" office:value="5.64">
            <text:p>5.64</text:p>
          </table:table-cell>
          <table:table-cell office:value-type="float" office:value="2.61">
            <text:p>2.61</text:p>
          </table:table-cell>
          <table:table-cell office:value-type="float" office:value="3.06">
            <text:p>3.06</text:p>
          </table:table-cell>
        </table:table-row>
        <table:table-row table:style-name="ro1">
          <table:table-cell office:value-type="string">
            <text:p>2DAsync</text:p>
          </table:table-cell>
          <table:table-cell office:value-type="float" office:value="21.9381">
            <text:p>21.9381</text:p>
          </table:table-cell>
          <table:table-cell office:value-type="float" office:value="5.17">
            <text:p>5.17</text:p>
          </table:table-cell>
          <table:table-cell office:value-type="float" office:value="2.28">
            <text:p>2.28</text:p>
          </table:table-cell>
          <table:table-cell office:value-type="float" office:value="3.54">
            <text:p>3.54</text:p>
          </table:table-cell>
        </table:table-row>
        <table:table-row table:style-name="ro1">
          <table:table-cell office:value-type="string">
            <text:p>2DSync</text:p>
          </table:table-cell>
          <table:table-cell office:value-type="float" office:value="22.56">
            <text:p>22.56</text:p>
          </table:table-cell>
          <table:table-cell office:value-type="float" office:value="5.62">
            <text:p>5.62</text:p>
          </table:table-cell>
          <table:table-cell office:value-type="float" office:value="2.62">
            <text:p>2.62</text:p>
          </table:table-cell>
          <table:table-cell office:value-type="float" office:value="2.96">
            <text:p>2.96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>
            <text:p>2000x200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string">
            <text:p>1DAsync</text:p>
          </table:table-cell>
          <table:table-cell office:value-type="float" office:value="91.12">
            <text:p>91.12</text:p>
          </table:table-cell>
          <table:table-cell office:value-type="float" office:value="21.29">
            <text:p>21.29</text:p>
          </table:table-cell>
          <table:table-cell office:value-type="float" office:value="9.52">
            <text:p>9.52</text:p>
          </table:table-cell>
          <table:table-cell office:value-type="float" office:value="10.09">
            <text:p>10.09</text:p>
          </table:table-cell>
        </table:table-row>
        <table:table-row table:style-name="ro1">
          <table:table-cell office:value-type="string">
            <text:p>1DSync</text:p>
          </table:table-cell>
          <table:table-cell office:value-type="float" office:value="90.29">
            <text:p>90.29</text:p>
          </table:table-cell>
          <table:table-cell office:value-type="float" office:value="28.01">
            <text:p>28.01</text:p>
          </table:table-cell>
          <table:table-cell office:value-type="float" office:value="13.49">
            <text:p>13.49</text:p>
          </table:table-cell>
          <table:table-cell office:value-type="float" office:value="15.49">
            <text:p>15.49</text:p>
          </table:table-cell>
        </table:table-row>
        <table:table-row table:style-name="ro1">
          <table:table-cell office:value-type="string">
            <text:p>2DAsync</text:p>
          </table:table-cell>
          <table:table-cell office:value-type="float" office:value="90.91">
            <text:p>90.91</text:p>
          </table:table-cell>
          <table:table-cell office:value-type="float" office:value="21.32">
            <text:p>21.32</text:p>
          </table:table-cell>
          <table:table-cell office:value-type="float" office:value="9.79">
            <text:p>9.79</text:p>
          </table:table-cell>
          <table:table-cell office:value-type="float" office:value="10.93">
            <text:p>10.93</text:p>
          </table:table-cell>
        </table:table-row>
        <table:table-row table:style-name="ro1">
          <table:table-cell office:value-type="string">
            <text:p>2DSync</text:p>
          </table:table-cell>
          <table:table-cell office:value-type="float" office:value="89.78">
            <text:p>89.78</text:p>
          </table:table-cell>
          <table:table-cell office:value-type="float" office:value="27.15">
            <text:p>27.15</text:p>
          </table:table-cell>
          <table:table-cell office:value-type="float" office:value="14.72">
            <text:p>14.72</text:p>
          </table:table-cell>
          <table:table-cell office:value-type="float" office:value="16.53">
            <text:p>16.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ng-Bang Tsai</meta:initial-creator>
    <meta:creation-date>2012-05-16T19:21:31</meta:creation-date>
    <dc:date>2012-05-24T23:49:57</dc:date>
    <dc:creator>dbtsai </dc:creator>
    <meta:editing-duration>PT3H19M30S</meta:editing-duration>
    <meta:editing-cycles>17</meta:editing-cycles>
    <meta:generator>LibreOffice/3.5$Linux_X86_64 LibreOffice_project/350m1$Build-2</meta:generator>
    <meta:document-statistic meta:table-count="3" meta:cell-count="152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848cm" svg:y="0.316cm" chart:style-name="ch2">
          <text:p>MergeSort</text:p>
        </chart:title>
        <chart:legend chart:legend-position="end" svg:x="13.005cm" svg:y="3.946cm" style:legend-expansion="high" chart:style-name="ch3"/>
        <chart:plot-area chart:style-name="ch4" table:cell-range-address="Sheet1.A1:Sheet1.H3" chart:data-source-has-labels="both" svg:x="1.321cm" svg:y="1.661cm" svg:width="11.044cm" svg:height="6.188cm">
          <chartooo:coordinate-region svg:x="1.763cm" svg:y="1.863cm" svg:width="10.41cm" svg:height="5.333cm"/>
          <chart:axis chart:dimension="x" chart:name="primary-x" chart:style-name="ch5" chartooo:axis-type="auto">
            <chartooo:date-scale/>
            <chart:title svg:x="6.352cm" svg:y="8.029cm" chart:style-name="ch6">
              <text:p>thread</text:p>
            </chart:title>
            <chart:categories table:cell-range-address="Sheet1.B1:Sheet1.H1"/>
          </chart:axis>
          <chart:axis chart:dimension="y" chart:name="primary-y" chart:style-name="ch5">
            <chart:title svg:x="0.451cm" svg:y="5.32cm" chart:style-name="ch7">
              <text:p>second</text:p>
            </chart:title>
            <chart:grid chart:style-name="ch8" chart:class="major"/>
          </chart:axis>
          <chart:series chart:style-name="ch9" chart:values-cell-range-address="Sheet1.B2:Sheet1.H2" chart:label-cell-address="Sheet1.A2:Sheet1.A2" chart:class="chart:line">
            <chart:data-point chart:repeated="7"/>
          </chart:series>
          <chart:series chart:style-name="ch10" chart:values-cell-range-address="Sheet1.B3:Sheet1.H3" chart:label-cell-address="Sheet1.A3:Sheet1.A3" chart:class="chart:line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B1:Sheet1.H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32">
                <text:p>30</text:p>
              </table:table-cell>
              <table:table-cell office:value-type="float" office:value="64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STL</text:p>
                <draw:g>
                  <svg:desc>Sheet1.A2:Sheet1.A2</svg:desc>
                </draw:g>
              </table:table-cell>
              <table:table-cell office:value-type="float" office:value="6.04815">
                <text:p>6.04815</text:p>
                <draw:g>
                  <svg:desc>Sheet1.B2:Sheet1.H2</svg:desc>
                </draw:g>
              </table:table-cell>
              <table:table-cell office:value-type="float" office:value="6.08882">
                <text:p>6.08882</text:p>
              </table:table-cell>
              <table:table-cell office:value-type="float" office:value="6.0908">
                <text:p>6.0908</text:p>
              </table:table-cell>
              <table:table-cell office:value-type="float" office:value="6.09319">
                <text:p>6.09319</text:p>
              </table:table-cell>
              <table:table-cell office:value-type="float" office:value="6.08945">
                <text:p>6.08945</text:p>
              </table:table-cell>
              <table:table-cell office:value-type="float" office:value="6.04059">
                <text:p>6.04059</text:p>
              </table:table-cell>
              <table:table-cell office:value-type="float" office:value="6.05796">
                <text:p>6.05796</text:p>
              </table:table-cell>
            </table:table-row>
            <table:table-row>
              <table:table-cell office:value-type="string">
                <text:p>mergeSort</text:p>
                <draw:g>
                  <svg:desc>Sheet1.A3:Sheet1.A3</svg:desc>
                </draw:g>
              </table:table-cell>
              <table:table-cell office:value-type="float" office:value="6.69732">
                <text:p>6.69732</text:p>
                <draw:g>
                  <svg:desc>Sheet1.B3:Sheet1.H3</svg:desc>
                </draw:g>
              </table:table-cell>
              <table:table-cell office:value-type="float" office:value="3.40879">
                <text:p>3.40879</text:p>
              </table:table-cell>
              <table:table-cell office:value-type="float" office:value="2.37614">
                <text:p>2.37614</text:p>
              </table:table-cell>
              <table:table-cell office:value-type="float" office:value="1.3097">
                <text:p>1.3097</text:p>
              </table:table-cell>
              <table:table-cell office:value-type="float" office:value="0.698956">
                <text:p>0.698956</text:p>
              </table:table-cell>
              <table:table-cell office:value-type="float" office:value="0.617429">
                <text:p>0.617429</text:p>
              </table:table-cell>
              <table:table-cell office:value-type="float" office:value="0.630676">
                <text:p>0.6306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303cm" svg:y="0.316cm" chart:style-name="ch2">
          <text:p>Speedup v.s. # of threads</text:p>
        </chart:title>
        <chart:plot-area chart:style-name="ch3" table:cell-range-address="Sheet1.B1:Sheet1.H1 Sheet1.B4:Sheet1.H4" chart:data-source-has-labels="row" svg:x="1.321cm" svg:y="1.661cm" svg:width="14.039cm" svg:height="6.188cm">
          <chartooo:coordinate-region svg:x="1.953cm" svg:y="1.863cm" svg:width="13.215cm" svg:height="5.333cm"/>
          <chart:axis chart:dimension="x" chart:name="primary-x" chart:style-name="ch4" chartooo:axis-type="auto">
            <chartooo:date-scale/>
            <chart:title svg:x="7.849cm" svg:y="8.029cm" chart:style-name="ch5">
              <text:p>thread</text:p>
            </chart:title>
            <chart:categories table:cell-range-address="Sheet1.B1:Sheet1.H1"/>
          </chart:axis>
          <chart:axis chart:dimension="y" chart:name="primary-y" chart:style-name="ch4">
            <chart:title svg:x="0.451cm" svg:y="5.405cm" chart:style-name="ch6">
              <text:p>speedup</text:p>
            </chart:title>
            <chart:grid chart:style-name="ch7" chart:class="major"/>
          </chart:axis>
          <chart:series chart:style-name="ch8" chart:values-cell-range-address="Sheet1.B4:Sheet1.H4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1.B1:Sheet1.H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32">
                <text:p>30</text:p>
              </table:table-cell>
              <table:table-cell office:value-type="float" office:value="64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Row 4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1.B4:Sheet1.H4</svg:desc>
                </draw:g>
              </table:table-cell>
              <table:table-cell office:value-type="float" office:value="1.96472061934">
                <text:p>1.96472061934</text:p>
              </table:table-cell>
              <table:table-cell office:value-type="float" office:value="2.81857129630409">
                <text:p>2.81857129630409</text:p>
              </table:table-cell>
              <table:table-cell office:value-type="float" office:value="5.11362907536077">
                <text:p>5.11362907536077</text:p>
              </table:table-cell>
              <table:table-cell office:value-type="float" office:value="9.58189070556659">
                <text:p>9.58189070556659</text:p>
              </table:table-cell>
              <table:table-cell office:value-type="float" office:value="10.8471095461988">
                <text:p>10.8471095461988</text:p>
              </table:table-cell>
              <table:table-cell office:value-type="float" office:value="10.6192720192302">
                <text:p>10.619272019230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bow-tie" chart:symbol-width="0.25cm" chart:symbol-height="0.25cm"/>
      <style:graphic-properties svg:stroke-width="0.08cm" svg:stroke-color="#314004" draw:fill-color="#314004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circle" chart:symbol-width="0.25cm" chart:symbol-height="0.25cm"/>
      <style:graphic-properties svg:stroke-width="0.08cm" svg:stroke-color="#4b1f6f" draw:fill-color="#4b1f6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555cm" svg:y="3.442cm" style:legend-expansion="high" chart:style-name="ch2"/>
        <chart:plot-area chart:style-name="ch3" table:cell-range-address="Sheet2.B1:Sheet2.H1 Sheet2.A7:Sheet2.H10" chart:data-source-has-labels="both" svg:x="1.321cm" svg:y="0.855cm" svg:width="11.594cm" svg:height="6.994cm">
          <chartooo:coordinate-region svg:x="3.287cm" svg:y="1.058cm" svg:width="9.436cm" svg:height="6.138cm"/>
          <chart:axis chart:dimension="x" chart:name="primary-x" chart:style-name="ch4" chartooo:axis-type="auto">
            <chartooo:date-scale/>
            <chart:title svg:x="6.627cm" svg:y="8.029cm" chart:style-name="ch5">
              <text:p>thread</text:p>
            </chart:title>
            <chart:categories table:cell-range-address="Sheet2.B1:Sheet2.H1"/>
          </chart:axis>
          <chart:axis chart:dimension="y" chart:name="primary-y" chart:style-name="ch4">
            <chart:title svg:x="0.451cm" svg:y="5.129cm" chart:style-name="ch6">
              <text:p>Bandwidth</text:p>
            </chart:title>
            <chart:grid chart:style-name="ch7" chart:class="major"/>
          </chart:axis>
          <chart:series chart:style-name="ch8" chart:values-cell-range-address="Sheet2.B7:Sheet2.H7" chart:label-cell-address="Sheet2.A7:Sheet2.A7" chart:class="chart:line">
            <chart:data-point chart:repeated="7"/>
          </chart:series>
          <chart:series chart:style-name="ch9" chart:values-cell-range-address="Sheet2.B8:Sheet2.H8" chart:label-cell-address="Sheet2.A8:Sheet2.A8" chart:class="chart:line">
            <chart:data-point chart:repeated="7"/>
          </chart:series>
          <chart:series chart:style-name="ch10" chart:values-cell-range-address="Sheet2.B9:Sheet2.H9" chart:label-cell-address="Sheet2.A9:Sheet2.A9" chart:class="chart:line">
            <chart:data-point chart:repeated="7"/>
          </chart:series>
          <chart:series chart:style-name="ch11" chart:values-cell-range-address="Sheet2.B10:Sheet2.H10" chart:label-cell-address="Sheet2.A10:Sheet2.A10" chart:class="chart:line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2.B1:Sheet2.H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4">
                <text:p/>
              </table:table-cell>
              <table:table-cell office:value-type="float" office:value="8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32">
                <text:p>30</text:p>
              </table:table-cell>
              <table:table-cell office:value-type="float" office:value="64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P1e6</text:p>
                <draw:g>
                  <svg:desc>Sheet2.A7:Sheet2.A7</svg:desc>
                </draw:g>
              </table:table-cell>
              <table:table-cell office:value-type="float" office:value="49995000.49995">
                <text:p>49995000.49995</text:p>
                <draw:g>
                  <svg:desc>Sheet2.B7:Sheet2.H7</svg:desc>
                </draw:g>
              </table:table-cell>
              <table:table-cell office:value-type="float" office:value="70957212.8006812">
                <text:p>70957212.8006812</text:p>
              </table:table-cell>
              <table:table-cell office:value-type="float" office:value="104931794.333683">
                <text:p>104931794.333683</text:p>
              </table:table-cell>
              <table:table-cell office:value-type="float" office:value="154320987.654321">
                <text:p>154320987.654321</text:p>
              </table:table-cell>
              <table:table-cell office:value-type="float" office:value="168095478.231636">
                <text:p>168095478.231636</text:p>
              </table:table-cell>
              <table:table-cell office:value-type="float" office:value="149097957.357984">
                <text:p>149097957.357984</text:p>
              </table:table-cell>
              <table:table-cell office:value-type="float" office:value="122729504.172803">
                <text:p>122729504.172803</text:p>
              </table:table-cell>
            </table:table-row>
            <table:table-row>
              <table:table-cell office:value-type="string">
                <text:p>P1.6e7</text:p>
                <draw:g>
                  <svg:desc>Sheet2.A8:Sheet2.A8</svg:desc>
                </draw:g>
              </table:table-cell>
              <table:table-cell office:value-type="float" office:value="33548322.1645377">
                <text:p>33548322.1645377</text:p>
                <draw:g>
                  <svg:desc>Sheet2.B8:Sheet2.H8</svg:desc>
                </draw:g>
              </table:table-cell>
              <table:table-cell office:value-type="float" office:value="46140492.0306719">
                <text:p>46140492.0306719</text:p>
              </table:table-cell>
              <table:table-cell office:value-type="float" office:value="94127613.5120189">
                <text:p>94127613.5120189</text:p>
              </table:table-cell>
              <table:table-cell office:value-type="float" office:value="152075353.337579">
                <text:p>152075353.337579</text:p>
              </table:table-cell>
              <table:table-cell office:value-type="float" office:value="181026192.227188">
                <text:p>181026192.227188</text:p>
              </table:table-cell>
              <table:table-cell office:value-type="float" office:value="190105033.030749">
                <text:p>190105033.030749</text:p>
              </table:table-cell>
              <table:table-cell office:value-type="float" office:value="189044850.890874">
                <text:p>189044850.890874</text:p>
              </table:table-cell>
            </table:table-row>
            <table:table-row>
              <table:table-cell office:value-type="string">
                <text:p>S1e6</text:p>
                <draw:g>
                  <svg:desc>Sheet2.A9:Sheet2.A9</svg:desc>
                </draw:g>
              </table:table-cell>
              <table:table-cell office:value-type="float" office:value="51432392.1205575">
                <text:p>51432392.1205575</text:p>
                <draw:g>
                  <svg:desc>Sheet2.B9:Sheet2.H9</svg:desc>
                </draw:g>
              </table:table-cell>
              <table:table-cell office:value-type="float" office:value="51840331.7781234">
                <text:p>51840331.7781234</text:p>
              </table:table-cell>
              <table:table-cell office:value-type="float" office:value="51880674.4487678">
                <text:p>51880674.4487678</text:p>
              </table:table-cell>
              <table:table-cell office:value-type="float" office:value="50818172.5785141">
                <text:p>50818172.5785141</text:p>
              </table:table-cell>
              <table:table-cell office:value-type="float" office:value="51711655.807219">
                <text:p>51711655.807219</text:p>
              </table:table-cell>
              <table:table-cell office:value-type="float" office:value="49780963.7594584">
                <text:p>49780963.7594584</text:p>
              </table:table-cell>
              <table:table-cell office:value-type="float" office:value="49509852.4606397">
                <text:p>49509852.4606397</text:p>
              </table:table-cell>
            </table:table-row>
            <table:table-row>
              <table:table-cell office:value-type="string">
                <text:p>S1.6e7</text:p>
                <draw:g>
                  <svg:desc>Sheet2.A10:Sheet2.A10</svg:desc>
                </draw:g>
              </table:table-cell>
              <table:table-cell office:value-type="float" office:value="32645999.0287815">
                <text:p>32645999.0287815</text:p>
                <draw:g>
                  <svg:desc>Sheet2.B10:Sheet2.H10</svg:desc>
                </draw:g>
              </table:table-cell>
              <table:table-cell office:value-type="float" office:value="32406441.5904271">
                <text:p>32406441.5904271</text:p>
              </table:table-cell>
              <table:table-cell office:value-type="float" office:value="32243437.9565721">
                <text:p>32243437.9565721</text:p>
              </table:table-cell>
              <table:table-cell office:value-type="float" office:value="32657993.2479599">
                <text:p>32657993.2479599</text:p>
              </table:table-cell>
              <table:table-cell office:value-type="float" office:value="32263658.6182282">
                <text:p>32263658.6182282</text:p>
              </table:table-cell>
              <table:table-cell office:value-type="float" office:value="29521765.844424">
                <text:p>29521765.844424</text:p>
              </table:table-cell>
              <table:table-cell office:value-type="float" office:value="29605342.2840151">
                <text:p>29605342.284015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17cm" svg:y="3.442cm" style:legend-expansion="high" chart:style-name="ch2"/>
        <chart:plot-area chart:style-name="ch3" table:cell-range-address="Sheet3.A1:Sheet3.E5" chart:data-source-has-labels="both" svg:x="0.77cm" svg:y="0.855cm" svg:width="11.807cm" svg:height="7.545cm">
          <chartooo:coordinate-region svg:x="1.402cm" svg:y="1.058cm" svg:width="10.983cm" svg:height="6.689cm"/>
          <chart:axis chart:dimension="x" chart:name="primary-x" chart:style-name="ch4" chartooo:axis-type="auto">
            <chart:categories table:cell-range-address="Sheet3.B1:Sheet3.E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3.B2:Sheet3.E2" chart:label-cell-address="Sheet3.A2:Sheet3.A2" chart:class="chart:scatter">
            <chart:domain table:cell-range-address="Sheet3.B1:Sheet3.E1"/>
            <chart:data-point chart:repeated="4"/>
          </chart:series>
          <chart:series chart:style-name="ch7" chart:values-cell-range-address="Sheet3.B3:Sheet3.E3" chart:label-cell-address="Sheet3.A3:Sheet3.A3" chart:class="chart:scatter">
            <chart:data-point chart:repeated="4"/>
          </chart:series>
          <chart:series chart:style-name="ch8" chart:values-cell-range-address="Sheet3.B4:Sheet3.E4" chart:label-cell-address="Sheet3.A4:Sheet3.A4" chart:class="chart:scatter">
            <chart:data-point chart:repeated="4"/>
          </chart:series>
          <chart:series chart:style-name="ch9" chart:values-cell-range-address="Sheet3.B5:Sheet3.E5" chart:label-cell-address="Sheet3.A5:Sheet3.A5" chart:class="chart:scatte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3.B1:Sheet3.E1</svg:desc>
                </draw:g>
              </table:table-cell>
              <table:table-cell office:value-type="float" office:value="4">
                <text:p/>
              </table:table-cell>
              <table:table-cell office:value-type="float" office:value="9">
                <text:p>10</text:p>
              </table:table-cell>
              <table:table-cell office:value-type="float" office:value="16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3.B1:Sheet3.E1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DAsync</text:p>
                <draw:g>
                  <svg:desc>Sheet3.A2:Sheet3.A2</svg:desc>
                </draw:g>
              </table:table-cell>
              <table:table-cell office:value-type="float" office:value="21.89">
                <text:p>21.89</text:p>
                <draw:g>
                  <svg:desc>Sheet3.B2:Sheet3.E2</svg:desc>
                </draw:g>
              </table:table-cell>
              <table:table-cell office:value-type="float" office:value="5.21">
                <text:p>5.21</text:p>
              </table:table-cell>
              <table:table-cell office:value-type="float" office:value="2.31">
                <text:p>2.31</text:p>
              </table:table-cell>
              <table:table-cell office:value-type="float" office:value="2.29">
                <text:p>2.29</text:p>
              </table:table-cell>
            </table:table-row>
            <table:table-row>
              <table:table-cell office:value-type="string">
                <text:p>1DSync</text:p>
                <draw:g>
                  <svg:desc>Sheet3.A3:Sheet3.A3</svg:desc>
                </draw:g>
              </table:table-cell>
              <table:table-cell office:value-type="float" office:value="22.57">
                <text:p>22.57</text:p>
                <draw:g>
                  <svg:desc>Sheet3.B3:Sheet3.E3</svg:desc>
                </draw:g>
              </table:table-cell>
              <table:table-cell office:value-type="float" office:value="5.64">
                <text:p>5.64</text:p>
              </table:table-cell>
              <table:table-cell office:value-type="float" office:value="2.61">
                <text:p>2.61</text:p>
              </table:table-cell>
              <table:table-cell office:value-type="float" office:value="3.06">
                <text:p>3.06</text:p>
              </table:table-cell>
            </table:table-row>
            <table:table-row>
              <table:table-cell office:value-type="string">
                <text:p>2DAsync</text:p>
                <draw:g>
                  <svg:desc>Sheet3.A4:Sheet3.A4</svg:desc>
                </draw:g>
              </table:table-cell>
              <table:table-cell office:value-type="float" office:value="21.9381">
                <text:p>21.9381</text:p>
                <draw:g>
                  <svg:desc>Sheet3.B4:Sheet3.E4</svg:desc>
                </draw:g>
              </table:table-cell>
              <table:table-cell office:value-type="float" office:value="5.17">
                <text:p>5.17</text:p>
              </table:table-cell>
              <table:table-cell office:value-type="float" office:value="2.28">
                <text:p>2.28</text:p>
              </table:table-cell>
              <table:table-cell office:value-type="float" office:value="3.54">
                <text:p>3.54</text:p>
              </table:table-cell>
            </table:table-row>
            <table:table-row>
              <table:table-cell office:value-type="string">
                <text:p>2DSync</text:p>
                <draw:g>
                  <svg:desc>Sheet3.A5:Sheet3.A5</svg:desc>
                </draw:g>
              </table:table-cell>
              <table:table-cell office:value-type="float" office:value="22.56">
                <text:p>22.56</text:p>
                <draw:g>
                  <svg:desc>Sheet3.B5:Sheet3.E5</svg:desc>
                </draw:g>
              </table:table-cell>
              <table:table-cell office:value-type="float" office:value="5.62">
                <text:p>5.62</text:p>
              </table:table-cell>
              <table:table-cell office:value-type="float" office:value="2.62">
                <text:p>2.62</text:p>
              </table:table-cell>
              <table:table-cell office:value-type="float" office:value="2.96">
                <text:p>2.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17cm" svg:y="3.442cm" style:legend-expansion="high" chart:style-name="ch2"/>
        <chart:plot-area chart:style-name="ch3" table:cell-range-address="Sheet3.A8:Sheet3.E12" chart:data-source-has-labels="both" svg:x="0.77cm" svg:y="0.855cm" svg:width="11.807cm" svg:height="7.545cm">
          <chartooo:coordinate-region svg:x="1.593cm" svg:y="1.058cm" svg:width="10.792cm" svg:height="6.689cm"/>
          <chart:axis chart:dimension="x" chart:name="primary-x" chart:style-name="ch4" chartooo:axis-type="auto">
            <chart:categories table:cell-range-address="Sheet3.B8:Sheet3.E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3.B9:Sheet3.E9" chart:label-cell-address="Sheet3.A9:Sheet3.A9" chart:class="chart:scatter">
            <chart:domain table:cell-range-address="Sheet3.B8:Sheet3.E8"/>
            <chart:data-point chart:repeated="4"/>
          </chart:series>
          <chart:series chart:style-name="ch7" chart:values-cell-range-address="Sheet3.B10:Sheet3.E10" chart:label-cell-address="Sheet3.A10:Sheet3.A10" chart:class="chart:scatter">
            <chart:data-point chart:repeated="4"/>
          </chart:series>
          <chart:series chart:style-name="ch8" chart:values-cell-range-address="Sheet3.B11:Sheet3.E11" chart:label-cell-address="Sheet3.A11:Sheet3.A11" chart:class="chart:scatter">
            <chart:data-point chart:repeated="4"/>
          </chart:series>
          <chart:series chart:style-name="ch9" chart:values-cell-range-address="Sheet3.B12:Sheet3.E12" chart:label-cell-address="Sheet3.A12:Sheet3.A12" chart:class="chart:scatte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/>
                <draw:g>
                  <svg:desc>Sheet3.B8:Sheet3.E8</svg:desc>
                </draw:g>
              </table:table-cell>
              <table:table-cell office:value-type="float" office:value="4">
                <text:p/>
              </table:table-cell>
              <table:table-cell office:value-type="float" office:value="9">
                <text:p>10</text:p>
              </table:table-cell>
              <table:table-cell office:value-type="float" office:value="16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Row 8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Sheet3.B8:Sheet3.E8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DAsync</text:p>
                <draw:g>
                  <svg:desc>Sheet3.A9:Sheet3.A9</svg:desc>
                </draw:g>
              </table:table-cell>
              <table:table-cell office:value-type="float" office:value="91.12">
                <text:p>91.12</text:p>
                <draw:g>
                  <svg:desc>Sheet3.B9:Sheet3.E9</svg:desc>
                </draw:g>
              </table:table-cell>
              <table:table-cell office:value-type="float" office:value="21.29">
                <text:p>21.29</text:p>
              </table:table-cell>
              <table:table-cell office:value-type="float" office:value="9.52">
                <text:p>9.52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string">
                <text:p>1DSync</text:p>
                <draw:g>
                  <svg:desc>Sheet3.A10:Sheet3.A10</svg:desc>
                </draw:g>
              </table:table-cell>
              <table:table-cell office:value-type="float" office:value="90.29">
                <text:p>90.29</text:p>
                <draw:g>
                  <svg:desc>Sheet3.B10:Sheet3.E10</svg:desc>
                </draw:g>
              </table:table-cell>
              <table:table-cell office:value-type="float" office:value="28.01">
                <text:p>28.01</text:p>
              </table:table-cell>
              <table:table-cell office:value-type="float" office:value="13.49">
                <text:p>13.49</text:p>
              </table:table-cell>
              <table:table-cell office:value-type="float" office:value="15.49">
                <text:p>15.49</text:p>
              </table:table-cell>
            </table:table-row>
            <table:table-row>
              <table:table-cell office:value-type="string">
                <text:p>2DAsync</text:p>
                <draw:g>
                  <svg:desc>Sheet3.A11:Sheet3.A11</svg:desc>
                </draw:g>
              </table:table-cell>
              <table:table-cell office:value-type="float" office:value="90.91">
                <text:p>90.91</text:p>
                <draw:g>
                  <svg:desc>Sheet3.B11:Sheet3.E11</svg:desc>
                </draw:g>
              </table:table-cell>
              <table:table-cell office:value-type="float" office:value="21.32">
                <text:p>21.32</text:p>
              </table:table-cell>
              <table:table-cell office:value-type="float" office:value="9.79">
                <text:p>9.79</text:p>
              </table:table-cell>
              <table:table-cell office:value-type="float" office:value="10.93">
                <text:p>10.93</text:p>
              </table:table-cell>
            </table:table-row>
            <table:table-row>
              <table:table-cell office:value-type="string">
                <text:p>2DSync</text:p>
                <draw:g>
                  <svg:desc>Sheet3.A12:Sheet3.A12</svg:desc>
                </draw:g>
              </table:table-cell>
              <table:table-cell office:value-type="float" office:value="89.78">
                <text:p>89.78</text:p>
                <draw:g>
                  <svg:desc>Sheet3.B12:Sheet3.E12</svg:desc>
                </draw:g>
              </table:table-cell>
              <table:table-cell office:value-type="float" office:value="27.15">
                <text:p>27.15</text:p>
              </table:table-cell>
              <table:table-cell office:value-type="float" office:value="14.72">
                <text:p>14.72</text:p>
              </table:table-cell>
              <table:table-cell office:value-type="float" office:value="16.53">
                <text:p>16.5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